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,300,962,659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4,754,175,869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,379,136,461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,109,424,799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,697,351,596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,295,011,381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,886,170,571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,774,351,760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,588,176,054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,345,294,875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,271,646,187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868,383,460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,575,200,390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,163,362,437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,226,829,562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,052,121,054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897,031,250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870,030,468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624,337,145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589,239,753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540,096,397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508,223,602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450,382,328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31:54.563939871</dc:date>
    <meta:editing-duration>PT4H23M46S</meta:editing-duration>
    <meta:editing-cycles>102</meta:editing-cycles>
    <meta:generator>LibreOffice/7.2.6.2$Linux_X86_64 LibreOffice_project/20$Build-2</meta:generator>
    <meta:document-statistic meta:table-count="1" meta:cell-count="48" meta:object-count="0"/>
  </office:meta>
</office:document-meta>
</file>